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509cm" svg:height="18.487cm" svg:x="15.981cm" svg:y="3.214cm">
            <draw:object draw:notify-on-update-of-ranges="Hoja1.A2:Hoja1.A76 Hoja1.B1:Hoja1.B1 Hoja1.B2:Hoja1.B76 Hoja1.A2:Hoja1.A73 Hoja1.D1:Hoja1.D1 Hoja1.D2:Hoja1.D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am.caso</text:p>
          </table:table-cell>
          <table:table-cell table:style-name="ce1" office:value-type="string" calcext:value-type="string">
            <text:p>Tiempo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 = K*f(n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2" calcext:value-type="float">
            <text:p>172</text:p>
          </table:table-cell>
          <table:table-cell table:formula="of:=[.B2]/([.A2] *(LOG([.A2]))*(LOG([.A2])))" office:value-type="float" office:value="0.0191111111111111" calcext:value-type="float">
            <text:p>0,0191111111111111</text:p>
          </table:table-cell>
          <table:table-cell table:formula="of:=[.$C$76]*([.A2]*[.A2])" office:value-type="float" office:value="9647.52918693035" calcext:value-type="float">
            <text:p>9647,5291869303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7" calcext:value-type="float">
            <text:p>397</text:p>
          </table:table-cell>
          <table:table-cell table:formula="of:=[.B3]/([.A3] *(LOG([.A3]))*(LOG([.A3])))" office:value-type="float" office:value="0.0182163587134256" calcext:value-type="float">
            <text:p>0,0182163587134256</text:p>
          </table:table-cell>
          <table:table-cell table:formula="of:=[.$C$76]*([.A3]*(LOG([.A3]))*(LOG([.A3])))" office:value-type="float" office:value="210.254373415943" calcext:value-type="float">
            <text:p>210,254373415943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32" calcext:value-type="float">
            <text:p>732</text:p>
          </table:table-cell>
          <table:table-cell table:formula="of:=[.B4]/([.A4] *(LOG([.A4]))*(LOG([.A4])))" office:value-type="float" office:value="0.0166509468154542" calcext:value-type="float">
            <text:p>0,0166509468154542</text:p>
          </table:table-cell>
          <table:table-cell table:formula="of:=[.$C$76]*([.A4]*(LOG([.A4]))*(LOG([.A4])))" office:value-type="float" office:value="424.119507623349" calcext:value-type="float">
            <text:p>424,119507623349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299" calcext:value-type="float">
            <text:p>1299</text:p>
          </table:table-cell>
          <table:table-cell table:formula="of:=[.B5]/([.A5] *(LOG([.A5]))*(LOG([.A5])))" office:value-type="float" office:value="0.0158129877865951" calcext:value-type="float">
            <text:p>0,0158129877865951</text:p>
          </table:table-cell>
          <table:table-cell table:formula="of:=[.$C$76]*([.A5]*(LOG([.A5]))*(LOG([.A5])))" office:value-type="float" office:value="792.521981484498" calcext:value-type="float">
            <text:p>792,521981484498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196" calcext:value-type="float">
            <text:p>2196</text:p>
          </table:table-cell>
          <table:table-cell table:formula="of:=[.B6]/([.A6] *(LOG([.A6]))*(LOG([.A6])))" office:value-type="float" office:value="0.0146096403627553" calcext:value-type="float">
            <text:p>0,0146096403627553</text:p>
          </table:table-cell>
          <table:table-cell table:formula="of:=[.$C$76]*([.A6]*(LOG([.A6]))*(LOG([.A6])))" office:value-type="float" office:value="1450.13659258232" calcext:value-type="float">
            <text:p>1450,13659258232</text:p>
          </table:table-cell>
          <table:table-cell table:number-columns-repeated="2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813" calcext:value-type="float">
            <text:p>3813</text:p>
          </table:table-cell>
          <table:table-cell table:formula="of:=[.B7]/([.A7] *(LOG([.A7]))*(LOG([.A7])))" office:value-type="float" office:value="0.0140100054008527" calcext:value-type="float">
            <text:p>0,0140100054008527</text:p>
          </table:table-cell>
          <table:table-cell table:formula="of:=[.$C$76]*([.A7]*(LOG([.A7]))*(LOG([.A7])))" office:value-type="float" office:value="2625.69697421576" calcext:value-type="float">
            <text:p>2625,69697421576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141" calcext:value-type="float">
            <text:p>6141</text:p>
          </table:table-cell>
          <table:table-cell table:formula="of:=[.B8]/([.A8] *(LOG([.A8]))*(LOG([.A8])))" office:value-type="float" office:value="0.0126999054247673" calcext:value-type="float">
            <text:p>0,0126999054247673</text:p>
          </table:table-cell>
          <table:table-cell table:formula="of:=[.$C$76]*([.A8]*(LOG([.A8]))*(LOG([.A8])))" office:value-type="float" office:value="4665.03290815055" calcext:value-type="float">
            <text:p>4665,03290815055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608" calcext:value-type="float">
            <text:p>10608</text:p>
          </table:table-cell>
          <table:table-cell table:formula="of:=[.B9]/([.A9] *(LOG([.A9]))*(LOG([.A9])))" office:value-type="float" office:value="0.012521863587098" calcext:value-type="float">
            <text:p>0,012521863587098</text:p>
          </table:table-cell>
          <table:table-cell table:formula="of:=[.$C$76]*([.A9]*(LOG([.A9]))*(LOG([.A9])))" office:value-type="float" office:value="8172.98390955202" calcext:value-type="float">
            <text:p>8172,98390955202</text:p>
          </table:table-cell>
          <table:table-cell table:number-columns-repeated="2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7257" calcext:value-type="float">
            <text:p>17257</text:p>
          </table:table-cell>
          <table:table-cell table:formula="of:=[.B10]/([.A10] *(LOG([.A10]))*(LOG([.A10])))" office:value-type="float" office:value="0.0116730747360451" calcext:value-type="float">
            <text:p>0,0116730747360451</text:p>
          </table:table-cell>
          <table:table-cell table:formula="of:=[.$C$76]*([.A10]*(LOG([.A10]))*(LOG([.A10])))" office:value-type="float" office:value="14262.5156562018" calcext:value-type="float">
            <text:p>14262,5156562018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773" calcext:value-type="float">
            <text:p>25773</text:p>
          </table:table-cell>
          <table:table-cell table:formula="of:=[.B11]/([.A11] *(LOG([.A11]))*(LOG([.A11])))" office:value-type="float" office:value="0.0103092" calcext:value-type="float">
            <text:p>0,0103092</text:p>
          </table:table-cell>
          <table:table-cell table:formula="of:=[.$C$76]*([.A11]*(LOG([.A11]))*(LOG([.A11])))" office:value-type="float" office:value="24118.8229673259" calcext:value-type="float">
            <text:p>24118,8229673259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5829" calcext:value-type="float">
            <text:p>35829</text:p>
          </table:table-cell>
          <table:table-cell table:formula="of:=[.B12]/([.A12] *(LOG([.A12]))*(LOG([.A12])))" office:value-type="float" office:value="0.00891537424575963" calcext:value-type="float">
            <text:p>0,00891537424575963</text:p>
          </table:table-cell>
          <table:table-cell table:formula="of:=[.$C$76]*([.A12]*(LOG([.A12]))*(LOG([.A12])))" office:value-type="float" office:value="38771.3755710179" calcext:value-type="float">
            <text:p>38771,3755710179</text:p>
          </table:table-cell>
          <table:table-cell table:number-columns-repeated="2"/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36186" calcext:value-type="float">
            <text:p>36186</text:p>
          </table:table-cell>
          <table:table-cell table:formula="of:=[.B13]/([.A13] *(LOG([.A13]))*(LOG([.A13])))" office:value-type="float" office:value="0.00896928327587118" calcext:value-type="float">
            <text:p>0,00896928327587118</text:p>
          </table:table-cell>
          <table:table-cell table:formula="of:=[.$C$76]*([.A13]*(LOG([.A13]))*(LOG([.A13])))" office:value-type="float" office:value="38922.3397701588" calcext:value-type="float">
            <text:p>38922,3397701588</text:p>
          </table:table-cell>
          <table:table-cell table:number-columns-repeated="2"/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35917" calcext:value-type="float">
            <text:p>35917</text:p>
          </table:table-cell>
          <table:table-cell table:formula="of:=[.B14]/([.A14] *(LOG([.A14]))*(LOG([.A14])))" office:value-type="float" office:value="0.00860157796538998" calcext:value-type="float">
            <text:p>0,00860157796538998</text:p>
          </table:table-cell>
          <table:table-cell table:formula="of:=[.$C$76]*([.A14]*(LOG([.A14]))*(LOG([.A14])))" office:value-type="float" office:value="40284.5044480472" calcext:value-type="float">
            <text:p>40284,5044480472</text:p>
          </table:table-cell>
          <table:table-cell table:number-columns-repeated="2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43113" calcext:value-type="float">
            <text:p>43113</text:p>
          </table:table-cell>
          <table:table-cell table:formula="of:=[.B15]/([.A15] *(LOG([.A15]))*(LOG([.A15])))" office:value-type="float" office:value="0.00927003538989501" calcext:value-type="float">
            <text:p>0,00927003538989501</text:p>
          </table:table-cell>
          <table:table-cell table:formula="of:=[.$C$76]*([.A15]*(LOG([.A15]))*(LOG([.A15])))" office:value-type="float" office:value="44868.6448694172" calcext:value-type="float">
            <text:p>44868,6448694172</text:p>
          </table:table-cell>
          <table:table-cell table:number-columns-repeated="2"/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47713" calcext:value-type="float">
            <text:p>47713</text:p>
          </table:table-cell>
          <table:table-cell table:formula="of:=[.B16]/([.A16] *(LOG([.A16]))*(LOG([.A16])))" office:value-type="float" office:value="0.00874349539583554" calcext:value-type="float">
            <text:p>0,00874349539583554</text:p>
          </table:table-cell>
          <table:table-cell table:formula="of:=[.$C$76]*([.A16]*(LOG([.A16]))*(LOG([.A16])))" office:value-type="float" office:value="52646.2860968911" calcext:value-type="float">
            <text:p>52646,2860968911</text:p>
          </table:table-cell>
          <table:table-cell table:number-columns-repeated="2"/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58632" calcext:value-type="float">
            <text:p>58632</text:p>
          </table:table-cell>
          <table:table-cell table:formula="of:=[.B17]/([.A17] *(LOG([.A17]))*(LOG([.A17])))" office:value-type="float" office:value="0.00886742129074781" calcext:value-type="float">
            <text:p>0,00886742129074781</text:p>
          </table:table-cell>
          <table:table-cell table:formula="of:=[.$C$76]*([.A17]*(LOG([.A17]))*(LOG([.A17])))" office:value-type="float" office:value="63790.1271115086" calcext:value-type="float">
            <text:p>63790,1271115086</text:p>
          </table:table-cell>
          <table:table-cell table:number-columns-repeated="2"/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68202" calcext:value-type="float">
            <text:p>68202</text:p>
          </table:table-cell>
          <table:table-cell table:formula="of:=[.B18]/([.A18] *(LOG([.A18]))*(LOG([.A18])))" office:value-type="float" office:value="0.00838249244194914" calcext:value-type="float">
            <text:p>0,00838249244194914</text:p>
          </table:table-cell>
          <table:table-cell table:formula="of:=[.$C$76]*([.A18]*(LOG([.A18]))*(LOG([.A18])))" office:value-type="float" office:value="78494.6470472483" calcext:value-type="float">
            <text:p>78494,6470472483</text:p>
          </table:table-cell>
          <table:table-cell table:number-columns-repeated="2"/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86873" calcext:value-type="float">
            <text:p>86873</text:p>
          </table:table-cell>
          <table:table-cell table:formula="of:=[.B19]/([.A19] *(LOG([.A19]))*(LOG([.A19])))" office:value-type="float" office:value="0.00864423552978396" calcext:value-type="float">
            <text:p>0,00864423552978396</text:p>
          </table:table-cell>
          <table:table-cell table:formula="of:=[.$C$76]*([.A19]*(LOG([.A19]))*(LOG([.A19])))" office:value-type="float" office:value="96955.9193717558" calcext:value-type="float">
            <text:p>96955,9193717558</text:p>
          </table:table-cell>
          <table:table-cell table:number-columns-repeated="2"/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116248" calcext:value-type="float">
            <text:p>116248</text:p>
          </table:table-cell>
          <table:table-cell table:formula="of:=[.B20]/([.A20] *(LOG([.A20]))*(LOG([.A20])))" office:value-type="float" office:value="0.00939594159664907" calcext:value-type="float">
            <text:p>0,00939594159664907</text:p>
          </table:table-cell>
          <table:table-cell table:formula="of:=[.$C$76]*([.A20]*(LOG([.A20]))*(LOG([.A20])))" office:value-type="float" office:value="119360.679436561" calcext:value-type="float">
            <text:p>119360,679436561</text:p>
          </table:table-cell>
          <table:table-cell table:number-columns-repeated="2"/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129726" calcext:value-type="float">
            <text:p>129726</text:p>
          </table:table-cell>
          <table:table-cell table:formula="of:=[.B21]/([.A21] *(LOG([.A21]))*(LOG([.A21])))" office:value-type="float" office:value="0.00857910018395584" calcext:value-type="float">
            <text:p>0,00857910018395584</text:p>
          </table:table-cell>
          <table:table-cell table:formula="of:=[.$C$76]*([.A21]*(LOG([.A21]))*(LOG([.A21])))" office:value-type="float" office:value="145881.892560747" calcext:value-type="float">
            <text:p>145881,892560747</text:p>
          </table:table-cell>
          <table:table-cell table:number-columns-repeated="2"/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170980" calcext:value-type="float">
            <text:p>170980</text:p>
          </table:table-cell>
          <table:table-cell table:formula="of:=[.B22]/([.A22] *(LOG([.A22]))*(LOG([.A22])))" office:value-type="float" office:value="0.00933639385995174" calcext:value-type="float">
            <text:p>0,00933639385995174</text:p>
          </table:table-cell>
          <table:table-cell table:formula="of:=[.$C$76]*([.A22]*(LOG([.A22]))*(LOG([.A22])))" office:value-type="float" office:value="176677.908529223" calcext:value-type="float">
            <text:p>176677,908529223</text:p>
          </table:table-cell>
          <table:table-cell table:number-columns-repeated="2"/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87815" calcext:value-type="float">
            <text:p>187815</text:p>
          </table:table-cell>
          <table:table-cell table:formula="of:=[.B23]/([.A23] *(LOG([.A23]))*(LOG([.A23])))" office:value-type="float" office:value="0.00855124242167929" calcext:value-type="float">
            <text:p>0,00855124242167929</text:p>
          </table:table-cell>
          <table:table-cell table:formula="of:=[.$C$76]*([.A23]*(LOG([.A23]))*(LOG([.A23])))" office:value-type="float" office:value="211893.267070716" calcext:value-type="float">
            <text:p>211893,267070716</text:p>
          </table:table-cell>
          <table:table-cell table:number-columns-repeated="2"/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237372" calcext:value-type="float">
            <text:p>237372</text:p>
          </table:table-cell>
          <table:table-cell table:formula="of:=[.B24]/([.A24] *(LOG([.A24]))*(LOG([.A24])))" office:value-type="float" office:value="0.0090997867069006" calcext:value-type="float">
            <text:p>0,0090997867069006</text:p>
          </table:table-cell>
          <table:table-cell table:formula="of:=[.$C$76]*([.A24]*(LOG([.A24]))*(LOG([.A24])))" office:value-type="float" office:value="251660.107200471" calcext:value-type="float">
            <text:p>251660,107200471</text:p>
          </table:table-cell>
          <table:table-cell table:number-columns-repeated="2"/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272702" calcext:value-type="float">
            <text:p>272702</text:p>
          </table:table-cell>
          <table:table-cell table:formula="of:=[.B25]/([.A25] *(LOG([.A25]))*(LOG([.A25])))" office:value-type="float" office:value="0.00888518514067306" calcext:value-type="float">
            <text:p>0,00888518514067306</text:p>
          </table:table-cell>
          <table:table-cell table:formula="of:=[.$C$76]*([.A25]*(LOG([.A25]))*(LOG([.A25])))" office:value-type="float" office:value="296099.683088313" calcext:value-type="float">
            <text:p>296099,683088313</text:p>
          </table:table-cell>
          <table:table-cell table:number-columns-repeated="2"/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302180" calcext:value-type="float">
            <text:p>302180</text:p>
          </table:table-cell>
          <table:table-cell table:formula="of:=[.B26]/([.A26] *(LOG([.A26]))*(LOG([.A26])))" office:value-type="float" office:value="0.00844219411538782" calcext:value-type="float">
            <text:p>0,00844219411538782</text:p>
          </table:table-cell>
          <table:table-cell table:formula="of:=[.$C$76]*([.A26]*(LOG([.A26]))*(LOG([.A26])))" office:value-type="float" office:value="345323.778375675" calcext:value-type="float">
            <text:p>345323,778375675</text:p>
          </table:table-cell>
          <table:table-cell table:number-columns-repeated="2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float" office:value="366316" calcext:value-type="float">
            <text:p>366316</text:p>
          </table:table-cell>
          <table:table-cell table:formula="of:=[.B27]/([.A27] *(LOG([.A27]))*(LOG([.A27])))" office:value-type="float" office:value="0.00884758697474904" calcext:value-type="float">
            <text:p>0,00884758697474904</text:p>
          </table:table-cell>
          <table:table-cell table:formula="of:=[.$C$76]*([.A27]*(LOG([.A27]))*(LOG([.A27])))" office:value-type="float" office:value="399435.949228385" calcext:value-type="float">
            <text:p>399435,949228385</text:p>
          </table:table-cell>
          <table:table-cell table:number-columns-repeated="2"/>
        </table:table-row>
        <table:table-row table:style-name="ro1">
          <table:table-cell office:value-type="float" office:value="1275000" calcext:value-type="float">
            <text:p>1275000</text:p>
          </table:table-cell>
          <table:table-cell office:value-type="float" office:value="407189" calcext:value-type="float">
            <text:p>407189</text:p>
          </table:table-cell>
          <table:table-cell table:formula="of:=[.B28]/([.A28] *(LOG([.A28]))*(LOG([.A28])))" office:value-type="float" office:value="0.00856725970985871" calcext:value-type="float">
            <text:p>0,00856725970985871</text:p>
          </table:table-cell>
          <table:table-cell table:formula="of:=[.$C$76]*([.A28]*(LOG([.A28]))*(LOG([.A28])))" office:value-type="float" office:value="458532.587447588" calcext:value-type="float">
            <text:p>458532,587447588</text:p>
          </table:table-cell>
          <table:table-cell table:number-columns-repeated="2"/>
        </table:table-row>
        <table:table-row table:style-name="ro1">
          <table:table-cell office:value-type="float" office:value="1420000" calcext:value-type="float">
            <text:p>1420000</text:p>
          </table:table-cell>
          <table:table-cell office:value-type="float" office:value="464044" calcext:value-type="float">
            <text:p>464044</text:p>
          </table:table-cell>
          <table:table-cell table:formula="of:=[.B29]/([.A29] *(LOG([.A29]))*(LOG([.A29])))" office:value-type="float" office:value="0.00863370993971684" calcext:value-type="float">
            <text:p>0,00863370993971684</text:p>
          </table:table-cell>
          <table:table-cell table:formula="of:=[.$C$76]*([.A29]*(LOG([.A29]))*(LOG([.A29])))" office:value-type="float" office:value="518534.681530746" calcext:value-type="float">
            <text:p>518534,681530746</text:p>
          </table:table-cell>
          <table:table-cell table:number-columns-repeated="2"/>
        </table:table-row>
        <table:table-row table:style-name="ro1">
          <table:table-cell office:value-type="float" office:value="1565000" calcext:value-type="float">
            <text:p>1565000</text:p>
          </table:table-cell>
          <table:table-cell office:value-type="float" office:value="501276" calcext:value-type="float">
            <text:p>501276</text:p>
          </table:table-cell>
          <table:table-cell table:formula="of:=[.B30]/([.A30] *(LOG([.A30]))*(LOG([.A30])))" office:value-type="float" office:value="0.00834733887066908" calcext:value-type="float">
            <text:p>0,00834733887066908</text:p>
          </table:table-cell>
          <table:table-cell table:formula="of:=[.$C$76]*([.A30]*(LOG([.A30]))*(LOG([.A30])))" office:value-type="float" office:value="579355.279045963" calcext:value-type="float">
            <text:p>579355,279045963</text:p>
          </table:table-cell>
          <table:table-cell table:number-columns-repeated="2"/>
        </table:table-row>
        <table:table-row table:style-name="ro1">
          <table:table-cell office:value-type="float" office:value="1710000" calcext:value-type="float">
            <text:p>1710000</text:p>
          </table:table-cell>
          <table:table-cell office:value-type="float" office:value="569562" calcext:value-type="float">
            <text:p>569562</text:p>
          </table:table-cell>
          <table:table-cell table:formula="of:=[.B31]/([.A31] *(LOG([.A31]))*(LOG([.A31])))" office:value-type="float" office:value="0.00857336244490359" calcext:value-type="float">
            <text:p>0,00857336244490359</text:p>
          </table:table-cell>
          <table:table-cell table:formula="of:=[.$C$76]*([.A31]*(LOG([.A31]))*(LOG([.A31])))" office:value-type="float" office:value="640923.098035221" calcext:value-type="float">
            <text:p>640923,098035221</text:p>
          </table:table-cell>
          <table:table-cell table:number-columns-repeated="2"/>
        </table:table-row>
        <table:table-row table:style-name="ro1">
          <table:table-cell office:value-type="float" office:value="1855000" calcext:value-type="float">
            <text:p>1855000</text:p>
          </table:table-cell>
          <table:table-cell office:value-type="float" office:value="605835" calcext:value-type="float">
            <text:p>605835</text:p>
          </table:table-cell>
          <table:table-cell table:formula="of:=[.B32]/([.A32] *(LOG([.A32]))*(LOG([.A32])))" office:value-type="float" office:value="0.00831198619802285" calcext:value-type="float">
            <text:p>0,00831198619802285</text:p>
          </table:table-cell>
          <table:table-cell table:formula="of:=[.$C$76]*([.A32]*(LOG([.A32]))*(LOG([.A32])))" office:value-type="float" office:value="703178.603250597" calcext:value-type="float">
            <text:p>703178,603250597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15154" calcext:value-type="float">
            <text:p>715154</text:p>
          </table:table-cell>
          <table:table-cell table:formula="of:=[.B33]/([.A33] *(LOG([.A33]))*(LOG([.A33])))" office:value-type="float" office:value="0.00900630151565316" calcext:value-type="float">
            <text:p>0,00900630151565316</text:p>
          </table:table-cell>
          <table:table-cell table:formula="of:=[.$C$76]*([.A33]*(LOG([.A33]))*(LOG([.A33])))" office:value-type="float" office:value="766071.297541899" calcext:value-type="float">
            <text:p>766071,297541899</text:p>
          </table:table-cell>
          <table:table-cell table:number-columns-repeated="2"/>
        </table:table-row>
        <table:table-row table:style-name="ro1">
          <table:table-cell office:value-type="float" office:value="2145000" calcext:value-type="float">
            <text:p>2145000</text:p>
          </table:table-cell>
          <table:table-cell office:value-type="float" office:value="711610" calcext:value-type="float">
            <text:p>711610</text:p>
          </table:table-cell>
          <table:table-cell table:formula="of:=[.B34]/([.A34] *(LOG([.A34]))*(LOG([.A34])))" office:value-type="float" office:value="0.00827582878974127" calcext:value-type="float">
            <text:p>0,00827582878974127</text:p>
          </table:table-cell>
          <table:table-cell table:formula="of:=[.$C$76]*([.A34]*(LOG([.A34]))*(LOG([.A34])))" office:value-type="float" office:value="829557.790419941" calcext:value-type="float">
            <text:p>829557,790419941</text:p>
          </table:table-cell>
          <table:table-cell table:number-columns-repeated="2"/>
        </table:table-row>
        <table:table-row table:style-name="ro1">
          <table:table-cell office:value-type="float" office:value="2290000" calcext:value-type="float">
            <text:p>2290000</text:p>
          </table:table-cell>
          <table:table-cell office:value-type="float" office:value="792853" calcext:value-type="float">
            <text:p>792853</text:p>
          </table:table-cell>
          <table:table-cell table:formula="of:=[.B35]/([.A35] *(LOG([.A35]))*(LOG([.A35])))" office:value-type="float" office:value="0.00855983569926603" calcext:value-type="float">
            <text:p>0,00855983569926603</text:p>
          </table:table-cell>
          <table:table-cell table:formula="of:=[.$C$76]*([.A35]*(LOG([.A35]))*(LOG([.A35])))" office:value-type="float" office:value="893600.382902345" calcext:value-type="float">
            <text:p>893600,382902345</text:p>
          </table:table-cell>
          <table:table-cell table:number-columns-repeated="2"/>
        </table:table-row>
        <table:table-row table:style-name="ro1">
          <table:table-cell office:value-type="float" office:value="2435000" calcext:value-type="float">
            <text:p>2435000</text:p>
          </table:table-cell>
          <table:table-cell office:value-type="float" office:value="875563" calcext:value-type="float">
            <text:p>875563</text:p>
          </table:table-cell>
          <table:table-cell table:formula="of:=[.B36]/([.A36] *(LOG([.A36]))*(LOG([.A36])))" office:value-type="float" office:value="0.00881582057876929" calcext:value-type="float">
            <text:p>0,00881582057876929</text:p>
          </table:table-cell>
          <table:table-cell table:formula="of:=[.$C$76]*([.A36]*(LOG([.A36]))*(LOG([.A36])))" office:value-type="float" office:value="958166.006445145" calcext:value-type="float">
            <text:p>958166,006445145</text:p>
          </table:table-cell>
          <table:table-cell table:number-columns-repeated="2"/>
        </table:table-row>
        <table:table-row table:style-name="ro1">
          <table:table-cell office:value-type="float" office:value="2580000" calcext:value-type="float">
            <text:p>2580000</text:p>
          </table:table-cell>
          <table:table-cell office:value-type="float" office:value="924908" calcext:value-type="float">
            <text:p>924908</text:p>
          </table:table-cell>
          <table:table-cell table:formula="of:=[.B37]/([.A37] *(LOG([.A37]))*(LOG([.A37])))" office:value-type="float" office:value="0.00872053882326913" calcext:value-type="float">
            <text:p>0,00872053882326913</text:p>
          </table:table-cell>
          <table:table-cell table:formula="of:=[.$C$76]*([.A37]*(LOG([.A37]))*(LOG([.A37])))" office:value-type="float" office:value="1023225.41141791" calcext:value-type="float">
            <text:p>1023225,41141791</text:p>
          </table:table-cell>
          <table:table-cell table:number-columns-repeated="2"/>
        </table:table-row>
        <table:table-row table:style-name="ro1">
          <table:table-cell office:value-type="float" office:value="2725000" calcext:value-type="float">
            <text:p>2725000</text:p>
          </table:table-cell>
          <table:table-cell office:value-type="float" office:value="979738" calcext:value-type="float">
            <text:p>979738</text:p>
          </table:table-cell>
          <table:table-cell table:formula="of:=[.B38]/([.A38] *(LOG([.A38]))*(LOG([.A38])))" office:value-type="float" office:value="0.00868154207797365" calcext:value-type="float">
            <text:p>0,00868154207797365</text:p>
          </table:table-cell>
          <table:table-cell table:formula="of:=[.$C$76]*([.A38]*(LOG([.A38]))*(LOG([.A38])))" office:value-type="float" office:value="1088752.53562682" calcext:value-type="float">
            <text:p>1088752,53562682</text:p>
          </table:table-cell>
          <table:table-cell table:number-columns-repeated="2"/>
        </table:table-row>
        <table:table-row table:style-name="ro1">
          <table:table-cell office:value-type="float" office:value="2870000" calcext:value-type="float">
            <text:p>2870000</text:p>
          </table:table-cell>
          <table:table-cell office:value-type="float" office:value="1034539" calcext:value-type="float">
            <text:p>1034539</text:p>
          </table:table-cell>
          <table:table-cell table:formula="of:=[.B39]/([.A39] *(LOG([.A39]))*(LOG([.A39])))" office:value-type="float" office:value="0.00864340322929124" calcext:value-type="float">
            <text:p>0,00864340322929124</text:p>
          </table:table-cell>
          <table:table-cell table:formula="of:=[.$C$76]*([.A39]*(LOG([.A39]))*(LOG([.A39])))" office:value-type="float" office:value="1154724.00543509" calcext:value-type="float">
            <text:p>1154724,00543509</text:p>
          </table:table-cell>
          <table:table-cell table:number-columns-repeated="2"/>
        </table:table-row>
        <table:table-row table:style-name="ro1">
          <table:table-cell office:value-type="float" office:value="3015000" calcext:value-type="float">
            <text:p>3015000</text:p>
          </table:table-cell>
          <table:table-cell office:value-type="float" office:value="1350910" calcext:value-type="float">
            <text:p>1350910</text:p>
          </table:table-cell>
          <table:table-cell table:formula="of:=[.B40]/([.A40] *(LOG([.A40]))*(LOG([.A40])))" office:value-type="float" office:value="0.0106729536336944" calcext:value-type="float">
            <text:p>0,0106729536336944</text:p>
          </table:table-cell>
          <table:table-cell table:formula="of:=[.$C$76]*([.A40]*(LOG([.A40]))*(LOG([.A40])))" office:value-type="float" office:value="1221118.73631412" calcext:value-type="float">
            <text:p>1221118,73631412</text:p>
          </table:table-cell>
          <table:table-cell table:number-columns-repeated="2"/>
        </table:table-row>
        <table:table-row table:style-name="ro1">
          <table:table-cell office:value-type="float" office:value="3160000" calcext:value-type="float">
            <text:p>3160000</text:p>
          </table:table-cell>
          <table:table-cell office:value-type="float" office:value="1244368" calcext:value-type="float">
            <text:p>1244368</text:p>
          </table:table-cell>
          <table:table-cell table:formula="of:=[.B41]/([.A41] *(LOG([.A41]))*(LOG([.A41])))" office:value-type="float" office:value="0.00932130791123965" calcext:value-type="float">
            <text:p>0,00932130791123965</text:p>
          </table:table-cell>
          <table:table-cell table:formula="of:=[.$C$76]*([.A41]*(LOG([.A41]))*(LOG([.A41])))" office:value-type="float" office:value="1287917.60915938" calcext:value-type="float">
            <text:p>1287917,60915938</text:p>
          </table:table-cell>
          <table:table-cell table:number-columns-repeated="2"/>
        </table:table-row>
        <table:table-row table:style-name="ro1">
          <table:table-cell office:value-type="float" office:value="3305000" calcext:value-type="float">
            <text:p>3305000</text:p>
          </table:table-cell>
          <table:table-cell office:value-type="float" office:value="1198151" calcext:value-type="float">
            <text:p>1198151</text:p>
          </table:table-cell>
          <table:table-cell table:formula="of:=[.B42]/([.A42] *(LOG([.A42]))*(LOG([.A42])))" office:value-type="float" office:value="0.00853012279710528" calcext:value-type="float">
            <text:p>0,00853012279710528</text:p>
          </table:table-cell>
          <table:table-cell table:formula="of:=[.$C$76]*([.A42]*(LOG([.A42]))*(LOG([.A42])))" office:value-type="float" office:value="1355103.20516985" calcext:value-type="float">
            <text:p>1355103,20516985</text:p>
          </table:table-cell>
          <table:table-cell table:number-columns-repeated="2"/>
        </table:table-row>
        <table:table-row table:style-name="ro1">
          <table:table-cell office:value-type="float" office:value="3450000" calcext:value-type="float">
            <text:p>3450000</text:p>
          </table:table-cell>
          <table:table-cell office:value-type="float" office:value="1267963" calcext:value-type="float">
            <text:p>1267963</text:p>
          </table:table-cell>
          <table:table-cell table:formula="of:=[.B43]/([.A43] *(LOG([.A43]))*(LOG([.A43])))" office:value-type="float" office:value="0.00859848003402999" calcext:value-type="float">
            <text:p>0,00859848003402999</text:p>
          </table:table-cell>
          <table:table-cell table:formula="of:=[.$C$76]*([.A43]*(LOG([.A43]))*(LOG([.A43])))" office:value-type="float" office:value="1422659.58658213" calcext:value-type="float">
            <text:p>1422659,58658213</text:p>
          </table:table-cell>
          <table:table-cell table:number-columns-repeated="2"/>
        </table:table-row>
        <table:table-row table:style-name="ro1">
          <table:table-cell office:value-type="float" office:value="3595000" calcext:value-type="float">
            <text:p>3595000</text:p>
          </table:table-cell>
          <table:table-cell office:value-type="float" office:value="1327153" calcext:value-type="float">
            <text:p>1327153</text:p>
          </table:table-cell>
          <table:table-cell table:formula="of:=[.B44]/([.A44] *(LOG([.A44]))*(LOG([.A44])))" office:value-type="float" office:value="0.00858982077089747" calcext:value-type="float">
            <text:p>0,00858982077089747</text:p>
          </table:table-cell>
          <table:table-cell table:formula="of:=[.$C$76]*([.A44]*(LOG([.A44]))*(LOG([.A44])))" office:value-type="float" office:value="1490572.1137281" calcext:value-type="float">
            <text:p>1490572,1137281</text:p>
          </table:table-cell>
          <table:table-cell table:number-columns-repeated="2"/>
        </table:table-row>
        <table:table-row table:style-name="ro1">
          <table:table-cell office:value-type="float" office:value="3740000" calcext:value-type="float">
            <text:p>3740000</text:p>
          </table:table-cell>
          <table:table-cell office:value-type="float" office:value="1368570" calcext:value-type="float">
            <text:p>1368570</text:p>
          </table:table-cell>
          <table:table-cell table:formula="of:=[.B45]/([.A45] *(LOG([.A45]))*(LOG([.A45])))" office:value-type="float" office:value="0.00847003327060453" calcext:value-type="float">
            <text:p>0,00847003327060453</text:p>
          </table:table-cell>
          <table:table-cell table:formula="of:=[.$C$76]*([.A45]*(LOG([.A45]))*(LOG([.A45])))" office:value-type="float" office:value="1558827.29117248" calcext:value-type="float">
            <text:p>1558827,29117248</text:p>
          </table:table-cell>
          <table:table-cell table:number-columns-repeated="2"/>
        </table:table-row>
        <table:table-row table:style-name="ro1">
          <table:table-cell office:value-type="float" office:value="3885000" calcext:value-type="float">
            <text:p>3885000</text:p>
          </table:table-cell>
          <table:table-cell office:value-type="float" office:value="1465217" calcext:value-type="float">
            <text:p>1465217</text:p>
          </table:table-cell>
          <table:table-cell table:formula="of:=[.B46]/([.A46] *(LOG([.A46]))*(LOG([.A46])))" office:value-type="float" office:value="0.00868601081754431" calcext:value-type="float">
            <text:p>0,00868601081754431</text:p>
          </table:table-cell>
          <table:table-cell table:formula="of:=[.$C$76]*([.A46]*(LOG([.A46]))*(LOG([.A46])))" office:value-type="float" office:value="1627412.63735646" calcext:value-type="float">
            <text:p>1627412,63735646</text:p>
          </table:table-cell>
          <table:table-cell table:number-columns-repeated="2"/>
        </table:table-row>
        <table:table-row table:style-name="ro1">
          <table:table-cell office:value-type="float" office:value="4030000" calcext:value-type="float">
            <text:p>4030000</text:p>
          </table:table-cell>
          <table:table-cell office:value-type="float" office:value="1540741" calcext:value-type="float">
            <text:p>1540741</text:p>
          </table:table-cell>
          <table:table-cell table:formula="of:=[.B47]/([.A47] *(LOG([.A47]))*(LOG([.A47])))" office:value-type="float" office:value="0.00876271799733141" calcext:value-type="float">
            <text:p>0,00876271799733141</text:p>
          </table:table-cell>
          <table:table-cell table:formula="of:=[.$C$76]*([.A47]*(LOG([.A47]))*(LOG([.A47])))" office:value-type="float" office:value="1696316.57341102" calcext:value-type="float">
            <text:p>1696316,57341102</text:p>
          </table:table-cell>
          <table:table-cell table:number-columns-repeated="2"/>
        </table:table-row>
        <table:table-row table:style-name="ro1">
          <table:table-cell office:value-type="float" office:value="4175000" calcext:value-type="float">
            <text:p>4175000</text:p>
          </table:table-cell>
          <table:table-cell office:value-type="float" office:value="1627257" calcext:value-type="float">
            <text:p>1627257</text:p>
          </table:table-cell>
          <table:table-cell table:formula="of:=[.B48]/([.A48] *(LOG([.A48]))*(LOG([.A48])))" office:value-type="float" office:value="0.00889196120818494" calcext:value-type="float">
            <text:p>0,00889196120818494</text:p>
          </table:table-cell>
          <table:table-cell table:formula="of:=[.$C$76]*([.A48]*(LOG([.A48]))*(LOG([.A48])))" office:value-type="float" office:value="1765528.32773112" calcext:value-type="float">
            <text:p>1765528,32773112</text:p>
          </table:table-cell>
          <table:table-cell table:number-columns-repeated="2"/>
        </table:table-row>
        <table:table-row table:style-name="ro1">
          <table:table-cell office:value-type="float" office:value="4320000" calcext:value-type="float">
            <text:p>4320000</text:p>
          </table:table-cell>
          <table:table-cell office:value-type="float" office:value="1796615" calcext:value-type="float">
            <text:p>1796615</text:p>
          </table:table-cell>
          <table:table-cell table:formula="of:=[.B49]/([.A49] *(LOG([.A49]))*(LOG([.A49])))" office:value-type="float" office:value="0.00944552485177301" calcext:value-type="float">
            <text:p>0,00944552485177301</text:p>
          </table:table-cell>
          <table:table-cell table:formula="of:=[.$C$76]*([.A49]*(LOG([.A49]))*(LOG([.A49])))" office:value-type="float" office:value="1835037.8536057" calcext:value-type="float">
            <text:p>1835037,8536057</text:p>
          </table:table-cell>
          <table:table-cell table:number-columns-repeated="2"/>
        </table:table-row>
        <table:table-row table:style-name="ro1">
          <table:table-cell office:value-type="float" office:value="4465000" calcext:value-type="float">
            <text:p>4465000</text:p>
          </table:table-cell>
          <table:table-cell office:value-type="float" office:value="1666356" calcext:value-type="float">
            <text:p>1666356</text:p>
          </table:table-cell>
          <table:table-cell table:formula="of:=[.B50]/([.A50] *(LOG([.A50]))*(LOG([.A50])))" office:value-type="float" office:value="0.00843968729614005" calcext:value-type="float">
            <text:p>0,00843968729614005</text:p>
          </table:table-cell>
          <table:table-cell table:formula="of:=[.$C$76]*([.A50]*(LOG([.A50]))*(LOG([.A50])))" office:value-type="float" office:value="1904835.75773821" calcext:value-type="float">
            <text:p>1904835,75773821</text:p>
          </table:table-cell>
          <table:table-cell table:number-columns-repeated="2"/>
        </table:table-row>
        <table:table-row table:style-name="ro1">
          <table:table-cell office:value-type="float" office:value="4610000" calcext:value-type="float">
            <text:p>4610000</text:p>
          </table:table-cell>
          <table:table-cell office:value-type="float" office:value="1792729" calcext:value-type="float">
            <text:p>1792729</text:p>
          </table:table-cell>
          <table:table-cell table:formula="of:=[.B51]/([.A51] *(LOG([.A51]))*(LOG([.A51])))" office:value-type="float" office:value="0.00875755198747766" calcext:value-type="float">
            <text:p>0,00875755198747766</text:p>
          </table:table-cell>
          <table:table-cell table:formula="of:=[.$C$76]*([.A51]*(LOG([.A51]))*(LOG([.A51])))" office:value-type="float" office:value="1974913.23791021" calcext:value-type="float">
            <text:p>1974913,23791021</text:p>
          </table:table-cell>
          <table:table-cell table:number-columns-repeated="2"/>
        </table:table-row>
        <table:table-row table:style-name="ro1">
          <table:table-cell office:value-type="float" office:value="4755000" calcext:value-type="float">
            <text:p>4755000</text:p>
          </table:table-cell>
          <table:table-cell office:value-type="float" office:value="1809141" calcext:value-type="float">
            <text:p>1809141</text:p>
          </table:table-cell>
          <table:table-cell table:formula="of:=[.B52]/([.A52] *(LOG([.A52]))*(LOG([.A52])))" office:value-type="float" office:value="0.00853374304059462" calcext:value-type="float">
            <text:p>0,00853374304059462</text:p>
          </table:table-cell>
          <table:table-cell table:formula="of:=[.$C$76]*([.A52]*(LOG([.A52]))*(LOG([.A52])))" office:value-type="float" office:value="2045262.02836736" calcext:value-type="float">
            <text:p>2045262,02836736</text:p>
          </table:table-cell>
          <table:table-cell table:number-columns-repeated="2"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879961" calcext:value-type="float">
            <text:p>1879961</text:p>
          </table:table-cell>
          <table:table-cell table:formula="of:=[.B53]/([.A53] *(LOG([.A53]))*(LOG([.A53])))" office:value-type="float" office:value="0.00857185995126122" calcext:value-type="float">
            <text:p>0,00857185995126122</text:p>
          </table:table-cell>
          <table:table-cell table:formula="of:=[.$C$76]*([.A53]*(LOG([.A53]))*(LOG([.A53])))" office:value-type="float" office:value="2115874.35176448" calcext:value-type="float">
            <text:p>2115874,35176448</text:p>
          </table:table-cell>
          <table:table-cell table:number-columns-repeated="2"/>
        </table:table-row>
        <table:table-row table:style-name="ro1">
          <table:table-cell office:value-type="float" office:value="5045000" calcext:value-type="float">
            <text:p>5045000</text:p>
          </table:table-cell>
          <table:table-cell office:value-type="float" office:value="1946569" calcext:value-type="float">
            <text:p>1946569</text:p>
          </table:table-cell>
          <table:table-cell table:formula="of:=[.B54]/([.A54] *(LOG([.A54]))*(LOG([.A54])))" office:value-type="float" office:value="0.00858792382125911" calcext:value-type="float">
            <text:p>0,00858792382125911</text:p>
          </table:table-cell>
          <table:table-cell table:formula="of:=[.$C$76]*([.A54]*(LOG([.A54]))*(LOG([.A54])))" office:value-type="float" office:value="2186742.87671085" calcext:value-type="float">
            <text:p>2186742,87671085</text:p>
          </table:table-cell>
          <table:table-cell table:number-columns-repeated="2"/>
        </table:table-row>
        <table:table-row table:style-name="ro1">
          <table:table-cell office:value-type="float" office:value="5190000" calcext:value-type="float">
            <text:p>5190000</text:p>
          </table:table-cell>
          <table:table-cell office:value-type="float" office:value="2081580" calcext:value-type="float">
            <text:p>2081580</text:p>
          </table:table-cell>
          <table:table-cell table:formula="of:=[.B55]/([.A55] *(LOG([.A55]))*(LOG([.A55])))" office:value-type="float" office:value="0.00889430600468084" calcext:value-type="float">
            <text:p>0,00889430600468084</text:p>
          </table:table-cell>
          <table:table-cell table:formula="of:=[.$C$76]*([.A55]*(LOG([.A55]))*(LOG([.A55])))" office:value-type="float" office:value="2257860.68012072" calcext:value-type="float">
            <text:p>2257860,68012072</text:p>
          </table:table-cell>
          <table:table-cell table:number-columns-repeated="2"/>
        </table:table-row>
        <table:table-row table:style-name="ro1">
          <table:table-cell office:value-type="float" office:value="5335000" calcext:value-type="float">
            <text:p>5335000</text:p>
          </table:table-cell>
          <table:table-cell office:value-type="float" office:value="2062640" calcext:value-type="float">
            <text:p>2062640</text:p>
          </table:table-cell>
          <table:table-cell table:formula="of:=[.B56]/([.A56] *(LOG([.A56]))*(LOG([.A56])))" office:value-type="float" office:value="0.00854336182627686" calcext:value-type="float">
            <text:p>0,00854336182627686</text:p>
          </table:table-cell>
          <table:table-cell table:formula="of:=[.$C$76]*([.A56]*(LOG([.A56]))*(LOG([.A56])))" office:value-type="float" office:value="2329221.21370599" calcext:value-type="float">
            <text:p>2329221,21370599</text:p>
          </table:table-cell>
          <table:table-cell table:number-columns-repeated="2"/>
        </table:table-row>
        <table:table-row table:style-name="ro1">
          <table:table-cell office:value-type="float" office:value="5480000" calcext:value-type="float">
            <text:p>5480000</text:p>
          </table:table-cell>
          <table:table-cell office:value-type="float" office:value="2240711" calcext:value-type="float">
            <text:p>2240711</text:p>
          </table:table-cell>
          <table:table-cell table:formula="of:=[.B57]/([.A57] *(LOG([.A57]))*(LOG([.A57])))" office:value-type="float" office:value="0.00900414871279014" calcext:value-type="float">
            <text:p>0,00900414871279014</text:p>
          </table:table-cell>
          <table:table-cell table:formula="of:=[.$C$76]*([.A57]*(LOG([.A57]))*(LOG([.A57])))" office:value-type="float" office:value="2400818.27405506" calcext:value-type="float">
            <text:p>2400818,27405506</text:p>
          </table:table-cell>
          <table:table-cell table:number-columns-repeated="2"/>
        </table:table-row>
        <table:table-row table:style-name="ro1">
          <table:table-cell office:value-type="float" office:value="5625000" calcext:value-type="float">
            <text:p>5625000</text:p>
          </table:table-cell>
          <table:table-cell office:value-type="float" office:value="2290325" calcext:value-type="float">
            <text:p>2290325</text:p>
          </table:table-cell>
          <table:table-cell table:formula="of:=[.B58]/([.A58] *(LOG([.A58]))*(LOG([.A58])))" office:value-type="float" office:value="0.00893616696488365" calcext:value-type="float">
            <text:p>0,00893616696488365</text:p>
          </table:table-cell>
          <table:table-cell table:formula="of:=[.$C$76]*([.A58]*(LOG([.A58]))*(LOG([.A58])))" office:value-type="float" office:value="2472645.97582907" calcext:value-type="float">
            <text:p>2472645,97582907</text:p>
          </table:table-cell>
          <table:table-cell table:number-columns-repeated="2"/>
        </table:table-row>
        <table:table-row table:style-name="ro1">
          <table:table-cell office:value-type="float" office:value="5770000" calcext:value-type="float">
            <text:p>5770000</text:p>
          </table:table-cell>
          <table:table-cell office:value-type="float" office:value="3011548" calcext:value-type="float">
            <text:p>3011548</text:p>
          </table:table-cell>
          <table:table-cell table:formula="of:=[.B59]/([.A59] *(LOG([.A59]))*(LOG([.A59])))" office:value-type="float" office:value="0.0114174605079254" calcext:value-type="float">
            <text:p>0,0114174605079254</text:p>
          </table:table-cell>
          <table:table-cell table:formula="of:=[.$C$76]*([.A59]*(LOG([.A59]))*(LOG([.A59])))" office:value-type="float" office:value="2544698.72767889" calcext:value-type="float">
            <text:p>2544698,72767889</text:p>
          </table:table-cell>
          <table:table-cell table:number-columns-repeated="2"/>
        </table:table-row>
        <table:table-row table:style-name="ro1">
          <table:table-cell office:value-type="float" office:value="5915000" calcext:value-type="float">
            <text:p>5915000</text:p>
          </table:table-cell>
          <table:table-cell office:value-type="float" office:value="2288449" calcext:value-type="float">
            <text:p>2288449</text:p>
          </table:table-cell>
          <table:table-cell table:formula="of:=[.B60]/([.A60] *(LOG([.A60]))*(LOG([.A60])))" office:value-type="float" office:value="0.0084364239206528" calcext:value-type="float">
            <text:p>0,0084364239206528</text:p>
          </table:table-cell>
          <table:table-cell table:formula="of:=[.$C$76]*([.A60]*(LOG([.A60]))*(LOG([.A60])))" office:value-type="float" office:value="2616971.210545" calcext:value-type="float">
            <text:p>2616971,210545</text:p>
          </table:table-cell>
          <table:table-cell table:number-columns-repeated="2"/>
        </table:table-row>
        <table:table-row table:style-name="ro1">
          <table:table-cell office:value-type="float" office:value="6060000" calcext:value-type="float">
            <text:p>6060000</text:p>
          </table:table-cell>
          <table:table-cell office:value-type="float" office:value="2461654" calcext:value-type="float">
            <text:p>2461654</text:p>
          </table:table-cell>
          <table:table-cell table:formula="of:=[.B61]/([.A61] *(LOG([.A61]))*(LOG([.A61])))" office:value-type="float" office:value="0.00883035751121496" calcext:value-type="float">
            <text:p>0,00883035751121496</text:p>
          </table:table-cell>
          <table:table-cell table:formula="of:=[.$C$76]*([.A61]*(LOG([.A61]))*(LOG([.A61])))" office:value-type="float" office:value="2689458.35805195" calcext:value-type="float">
            <text:p>2689458,35805195</text:p>
          </table:table-cell>
          <table:table-cell table:number-columns-repeated="2"/>
        </table:table-row>
        <table:table-row table:style-name="ro1">
          <table:table-cell office:value-type="float" office:value="6205000" calcext:value-type="float">
            <text:p>6205000</text:p>
          </table:table-cell>
          <table:table-cell office:value-type="float" office:value="2480081" calcext:value-type="float">
            <text:p>2480081</text:p>
          </table:table-cell>
          <table:table-cell table:formula="of:=[.B62]/([.A62] *(LOG([.A62]))*(LOG([.A62])))" office:value-type="float" office:value="0.00866231290390811" calcext:value-type="float">
            <text:p>0,00866231290390811</text:p>
          </table:table-cell>
          <table:table-cell table:formula="of:=[.$C$76]*([.A62]*(LOG([.A62]))*(LOG([.A62])))" office:value-type="float" office:value="2762155.33874984" calcext:value-type="float">
            <text:p>2762155,33874984</text:p>
          </table:table-cell>
          <table:table-cell table:number-columns-repeated="2"/>
        </table:table-row>
        <table:table-row table:style-name="ro1">
          <table:table-cell office:value-type="float" office:value="6350000" calcext:value-type="float">
            <text:p>6350000</text:p>
          </table:table-cell>
          <table:table-cell office:value-type="float" office:value="2603553" calcext:value-type="float">
            <text:p>2603553</text:p>
          </table:table-cell>
          <table:table-cell table:formula="of:=[.B63]/([.A63] *(LOG([.A63]))*(LOG([.A63])))" office:value-type="float" office:value="0.00885973325159068" calcext:value-type="float">
            <text:p>0,00885973325159068</text:p>
          </table:table-cell>
          <table:table-cell table:formula="of:=[.$C$76]*([.A63]*(LOG([.A63]))*(LOG([.A63])))" office:value-type="float" office:value="2835057.53998975" calcext:value-type="float">
            <text:p>2835057,53998975</text:p>
          </table:table-cell>
          <table:table-cell table:number-columns-repeated="2"/>
        </table:table-row>
        <table:table-row table:style-name="ro1">
          <table:table-cell office:value-type="float" office:value="6495000" calcext:value-type="float">
            <text:p>6495000</text:p>
          </table:table-cell>
          <table:table-cell office:value-type="float" office:value="2622639" calcext:value-type="float">
            <text:p>2622639</text:p>
          </table:table-cell>
          <table:table-cell table:formula="of:=[.B64]/([.A64] *(LOG([.A64]))*(LOG([.A64])))" office:value-type="float" office:value="0.008700340244632" calcext:value-type="float">
            <text:p>0,008700340244632</text:p>
          </table:table-cell>
          <table:table-cell table:formula="of:=[.$C$76]*([.A64]*(LOG([.A64]))*(LOG([.A64])))" office:value-type="float" office:value="2908160.5532488" calcext:value-type="float">
            <text:p>2908160,5532488</text:p>
          </table:table-cell>
          <table:table-cell table:number-columns-repeated="2"/>
        </table:table-row>
        <table:table-row table:style-name="ro1">
          <table:table-cell office:value-type="float" office:value="6640000" calcext:value-type="float">
            <text:p>6640000</text:p>
          </table:table-cell>
          <table:table-cell office:value-type="float" office:value="2690897" calcext:value-type="float">
            <text:p>2690897</text:p>
          </table:table-cell>
          <table:table-cell table:formula="of:=[.B65]/([.A65] *(LOG([.A65]))*(LOG([.A65])))" office:value-type="float" office:value="0.0087073131777267" calcext:value-type="float">
            <text:p>0,0087073131777267</text:p>
          </table:table-cell>
          <table:table-cell table:formula="of:=[.$C$76]*([.A65]*(LOG([.A65]))*(LOG([.A65])))" office:value-type="float" office:value="2981460.16074514" calcext:value-type="float">
            <text:p>2981460,16074514</text:p>
          </table:table-cell>
          <table:table-cell table:number-columns-repeated="2"/>
        </table:table-row>
        <table:table-row table:style-name="ro1">
          <table:table-cell office:value-type="float" office:value="6785000" calcext:value-type="float">
            <text:p>6785000</text:p>
          </table:table-cell>
          <table:table-cell office:value-type="float" office:value="2744479" calcext:value-type="float">
            <text:p>2744479</text:p>
          </table:table-cell>
          <table:table-cell table:formula="of:=[.B66]/([.A66] *(LOG([.A66]))*(LOG([.A66])))" office:value-type="float" office:value="0.00866705547392995" calcext:value-type="float">
            <text:p>0,00866705547392995</text:p>
          </table:table-cell>
          <table:table-cell table:formula="of:=[.$C$76]*([.A66]*(LOG([.A66]))*(LOG([.A66])))" office:value-type="float" office:value="3054952.32320367" calcext:value-type="float">
            <text:p>3054952,32320367</text:p>
          </table:table-cell>
          <table:table-cell table:number-columns-repeated="2"/>
        </table:table-row>
        <table:table-row table:style-name="ro1">
          <table:table-cell office:value-type="float" office:value="6930000" calcext:value-type="float">
            <text:p>6930000</text:p>
          </table:table-cell>
          <table:table-cell office:value-type="float" office:value="2866438" calcext:value-type="float">
            <text:p>2866438</text:p>
          </table:table-cell>
          <table:table-cell table:formula="of:=[.B67]/([.A67] *(LOG([.A67]))*(LOG([.A67])))" office:value-type="float" office:value="0.00883901780004714" calcext:value-type="float">
            <text:p>0,00883901780004714</text:p>
          </table:table-cell>
          <table:table-cell table:formula="of:=[.$C$76]*([.A67]*(LOG([.A67]))*(LOG([.A67])))" office:value-type="float" office:value="3128633.16865125" calcext:value-type="float">
            <text:p>3128633,16865125</text:p>
          </table:table-cell>
          <table:table-cell table:number-columns-repeated="2"/>
        </table:table-row>
        <table:table-row table:style-name="ro1">
          <table:table-cell office:value-type="float" office:value="7075000" calcext:value-type="float">
            <text:p>7075000</text:p>
          </table:table-cell>
          <table:table-cell office:value-type="float" office:value="2937307" calcext:value-type="float">
            <text:p>2937307</text:p>
          </table:table-cell>
          <table:table-cell table:formula="of:=[.B68]/([.A68] *(LOG([.A68]))*(LOG([.A68])))" office:value-type="float" office:value="0.00884863825767246" calcext:value-type="float">
            <text:p>0,00884863825767246</text:p>
          </table:table-cell>
          <table:table-cell table:formula="of:=[.$C$76]*([.A68]*(LOG([.A68]))*(LOG([.A68])))" office:value-type="float" office:value="3202498.98213477" calcext:value-type="float">
            <text:p>3202498,98213477</text:p>
          </table:table-cell>
          <table:table-cell table:number-columns-repeated="2"/>
        </table:table-row>
        <table:table-row table:style-name="ro1">
          <table:table-cell office:value-type="float" office:value="7220000" calcext:value-type="float">
            <text:p>7220000</text:p>
          </table:table-cell>
          <table:table-cell office:value-type="float" office:value="3144588" calcext:value-type="float">
            <text:p>3144588</text:p>
          </table:table-cell>
          <table:table-cell table:formula="of:=[.B69]/([.A69] *(LOG([.A69]))*(LOG([.A69])))" office:value-type="float" office:value="0.00925898879296008" calcext:value-type="float">
            <text:p>0,00925898879296008</text:p>
          </table:table-cell>
          <table:table-cell table:formula="of:=[.$C$76]*([.A69]*(LOG([.A69]))*(LOG([.A69])))" office:value-type="float" office:value="3276546.19626903" calcext:value-type="float">
            <text:p>3276546,19626903</text:p>
          </table:table-cell>
          <table:table-cell table:number-columns-repeated="2"/>
        </table:table-row>
        <table:table-row table:style-name="ro1">
          <table:table-cell office:value-type="float" office:value="7365000" calcext:value-type="float">
            <text:p>7365000</text:p>
          </table:table-cell>
          <table:table-cell office:value-type="float" office:value="3202953" calcext:value-type="float">
            <text:p>3202953</text:p>
          </table:table-cell>
          <table:table-cell table:formula="of:=[.B70]/([.A70] *(LOG([.A70]))*(LOG([.A70])))" office:value-type="float" office:value="0.0092219310195128" calcext:value-type="float">
            <text:p>0,0092219310195128</text:p>
          </table:table-cell>
          <table:table-cell table:formula="of:=[.$C$76]*([.A70]*(LOG([.A70]))*(LOG([.A70])))" office:value-type="float" office:value="3350771.38253183" calcext:value-type="float">
            <text:p>3350771,38253183</text:p>
          </table:table-cell>
          <table:table-cell table:number-columns-repeated="2"/>
        </table:table-row>
        <table:table-row table:style-name="ro1">
          <table:table-cell office:value-type="float" office:value="7510000" calcext:value-type="float">
            <text:p>7510000</text:p>
          </table:table-cell>
          <table:table-cell office:value-type="float" office:value="3178283" calcext:value-type="float">
            <text:p>3178283</text:p>
          </table:table-cell>
          <table:table-cell table:formula="of:=[.B71]/([.A71] *(LOG([.A71]))*(LOG([.A71])))" office:value-type="float" office:value="0.00895212993142921" calcext:value-type="float">
            <text:p>0,00895212993142921</text:p>
          </table:table-cell>
          <table:table-cell table:formula="of:=[.$C$76]*([.A71]*(LOG([.A71]))*(LOG([.A71])))" office:value-type="float" office:value="3425171.24323387" calcext:value-type="float">
            <text:p>3425171,24323387</text:p>
          </table:table-cell>
          <table:table-cell table:number-columns-repeated="2"/>
        </table:table-row>
        <table:table-row table:style-name="ro1">
          <table:table-cell office:value-type="float" office:value="7655000" calcext:value-type="float">
            <text:p>7655000</text:p>
          </table:table-cell>
          <table:table-cell office:value-type="float" office:value="3249113" calcext:value-type="float">
            <text:p>3249113</text:p>
          </table:table-cell>
          <table:table-cell table:formula="of:=[.B72]/([.A72] *(LOG([.A72]))*(LOG([.A72])))" office:value-type="float" office:value="0.00895663368569492" calcext:value-type="float">
            <text:p>0,00895663368569492</text:p>
          </table:table-cell>
          <table:table-cell table:formula="of:=[.$C$76]*([.A72]*(LOG([.A72]))*(LOG([.A72])))" office:value-type="float" office:value="3499742.60409901" calcext:value-type="float">
            <text:p>3499742,60409901</text:p>
          </table:table-cell>
          <table:table-cell table:number-columns-repeated="2"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3609749" calcext:value-type="float">
            <text:p>3609749</text:p>
          </table:table-cell>
          <table:table-cell table:formula="of:=[.B73]/([.A73] *(LOG([.A73]))*(LOG([.A73])))" office:value-type="float" office:value="0.0097427137319008" calcext:value-type="float">
            <text:p>0,0097427137319008</text:p>
          </table:table-cell>
          <table:table-cell table:formula="of:=[.$C$76]*([.A73]*(LOG([.A73]))*(LOG([.A73])))" office:value-type="float" office:value="3574482.40739783" calcext:value-type="float">
            <text:p>3574482,4073978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 promedio:</text:p>
          </table:table-cell>
          <table:table-cell table:formula="of:=AVERAGE([.C2:.C75])" office:value-type="float" office:value="0.00964752918693035" calcext:value-type="float">
            <text:p>0,00964752918693035</text:p>
          </table:table-cell>
          <table:table-cell table:number-columns-repeated="3"/>
        </table:table-row>
        <table:table-row table:style-name="ro1" table:number-rows-repeated="64">
          <table:table-cell table:number-columns-repeated="6"/>
        </table:table-row>
        <table:table-row table:style-name="ro1">
          <table:table-cell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55:07.106658334</meta:creation-date>
    <dc:date>2024-03-05T18:16:04.160392799</dc:date>
    <meta:editing-duration>PT28M6S</meta:editing-duration>
    <meta:editing-cycles>5</meta:editing-cycles>
    <meta:generator>LibreOffice/7.3.7.2$Linux_X86_64 LibreOffice_project/30$Build-2</meta:generator>
    <meta:document-statistic meta:table-count="1" meta:cell-count="2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51cm" svg:height="18.488cm" xlink:href=".." xlink:type="simple" chart:class="chart:scatter" chart:style-name="ch1">
        <chart:title svg:x="11.608cm" svg:y="0.505cm" chart:style-name="ch2">
          <text:p>Grafica de Shell Sort</text:p>
        </chart:title>
        <chart:legend chart:legend-position="end" svg:x="21.086cm" svg:y="8.696cm" style:legend-expansion="high" chart:style-name="ch3"/>
        <chart:plot-area chart:style-name="ch4" table:cell-range-address="Hoja1.A2:Hoja1.B76 Hoja1.B1:Hoja1.B1 Hoja1.D1:Hoja1.D73" chart:data-source-has-labels="row" svg:x="3.258cm" svg:y="2.826cm" svg:width="17.662cm" svg:height="12.592cm">
          <chart:coordinate-region svg:x="4.805cm" svg:y="3.026cm" svg:width="15.465cm" svg:height="11.745cm"/>
          <chart:axis chart:dimension="x" chart:name="primary-x" chart:style-name="ch5">
            <chart:title svg:x="11.608cm" svg:y="15.787cm" chart:style-name="ch6">
              <text:p>casos</text:p>
            </chart:title>
          </chart:axis>
          <chart:axis chart:dimension="y" chart:name="primary-y" chart:style-name="ch7">
            <chart:title svg:x="2.148cm" svg:y="9.669cm" chart:style-name="ch8">
              <text:p>tiempo</text:p>
            </chart:title>
            <chart:grid chart:style-name="ch9" chart:class="major"/>
          </chart:axis>
          <chart:series chart:style-name="ch10" chart:values-cell-range-address="Hoja1.B2:Hoja1.B76" chart:label-cell-address="Hoja1.B1:Hoja1.B1" chart:class="chart:scatter">
            <chart:domain table:cell-range-address="Hoja1.A2:Hoja1.A76"/>
            <chart:data-point chart:repeated="75"/>
          </chart:series>
          <chart:series chart:style-name="ch11" chart:values-cell-range-address="Hoja1.D2:Hoja1.D73" chart:label-cell-address="Hoja1.D1:Hoja1.D1" chart:class="chart:scatter">
            <chart:domain table:cell-range-address="Hoja1.A2:Hoja1.A73"/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(us)</text:p>
                <draw:g>
                  <svg:desc>Hoja1.B1:Hoja1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Tiempo teórico estimado = K*f(n)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2:Hoja1.A76</svg:desc>
                </draw:g>
              </table:table-cell>
              <table:table-cell office:value-type="float" office:value="172">
                <text:p>172</text:p>
                <draw:g>
                  <svg:desc>Hoja1.B2:Hoja1.B76</svg:desc>
                </draw:g>
              </table:table-cell>
              <table:table-cell office:value-type="float" office:value="1000">
                <text:p>1000</text:p>
                <draw:g>
                  <svg:desc>Hoja1.A2:Hoja1.A73</svg:desc>
                </draw:g>
              </table:table-cell>
              <table:table-cell office:value-type="float" office:value="9647.52918693035">
                <text:p>9647.52918693035</text:p>
                <draw:g>
                  <svg:desc>Hoja1.D2:Hoja1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97">
                <text:p>397</text:p>
              </table:table-cell>
              <table:table-cell office:value-type="float" office:value="2000">
                <text:p>2000</text:p>
              </table:table-cell>
              <table:table-cell office:value-type="float" office:value="210.254373415943">
                <text:p>210.254373415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">
                <text:p>3500</text:p>
              </table:table-cell>
              <table:table-cell office:value-type="float" office:value="732">
                <text:p>732</text:p>
              </table:table-cell>
              <table:table-cell office:value-type="float" office:value="3500">
                <text:p>3500</text:p>
              </table:table-cell>
              <table:table-cell office:value-type="float" office:value="424.119507623349">
                <text:p>424.119507623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00">
                <text:p>5800</text:p>
              </table:table-cell>
              <table:table-cell office:value-type="float" office:value="1299">
                <text:p>1299</text:p>
              </table:table-cell>
              <table:table-cell office:value-type="float" office:value="5800">
                <text:p>5800</text:p>
              </table:table-cell>
              <table:table-cell office:value-type="float" office:value="792.521981484498">
                <text:p>792.521981484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00">
                <text:p>9500</text:p>
              </table:table-cell>
              <table:table-cell office:value-type="float" office:value="2196">
                <text:p>2196</text:p>
              </table:table-cell>
              <table:table-cell office:value-type="float" office:value="9500">
                <text:p>9500</text:p>
              </table:table-cell>
              <table:table-cell office:value-type="float" office:value="1450.13659258232">
                <text:p>1450.13659258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00">
                <text:p>15500</text:p>
              </table:table-cell>
              <table:table-cell office:value-type="float" office:value="3813">
                <text:p>3813</text:p>
              </table:table-cell>
              <table:table-cell office:value-type="float" office:value="15500">
                <text:p>15500</text:p>
              </table:table-cell>
              <table:table-cell office:value-type="float" office:value="2625.69697421576">
                <text:p>2625.69697421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6141">
                <text:p>6141</text:p>
              </table:table-cell>
              <table:table-cell office:value-type="float" office:value="25000">
                <text:p>25000</text:p>
              </table:table-cell>
              <table:table-cell office:value-type="float" office:value="4665.03290815055">
                <text:p>4665.03290815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10608">
                <text:p>10608</text:p>
              </table:table-cell>
              <table:table-cell office:value-type="float" office:value="40000">
                <text:p>40000</text:p>
              </table:table-cell>
              <table:table-cell office:value-type="float" office:value="8172.98390955202">
                <text:p>8172.98390955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17257">
                <text:p>17257</text:p>
              </table:table-cell>
              <table:table-cell office:value-type="float" office:value="64000">
                <text:p>64000</text:p>
              </table:table-cell>
              <table:table-cell office:value-type="float" office:value="14262.5156562018">
                <text:p>14262.5156562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5773">
                <text:p>25773</text:p>
              </table:table-cell>
              <table:table-cell office:value-type="float" office:value="100000">
                <text:p>100000</text:p>
              </table:table-cell>
              <table:table-cell office:value-type="float" office:value="24118.8229673259">
                <text:p>24118.8229673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00">
                <text:p>150000</text:p>
              </table:table-cell>
              <table:table-cell office:value-type="float" office:value="35829">
                <text:p>35829</text:p>
              </table:table-cell>
              <table:table-cell office:value-type="float" office:value="150000">
                <text:p>150000</text:p>
              </table:table-cell>
              <table:table-cell office:value-type="float" office:value="38771.3755710179">
                <text:p>38771.3755710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500">
                <text:p>150500</text:p>
              </table:table-cell>
              <table:table-cell office:value-type="float" office:value="36186">
                <text:p>36186</text:p>
              </table:table-cell>
              <table:table-cell office:value-type="float" office:value="150500">
                <text:p>150500</text:p>
              </table:table-cell>
              <table:table-cell office:value-type="float" office:value="38922.3397701588">
                <text:p>38922.3397701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000">
                <text:p>155000</text:p>
              </table:table-cell>
              <table:table-cell office:value-type="float" office:value="35917">
                <text:p>35917</text:p>
              </table:table-cell>
              <table:table-cell office:value-type="float" office:value="155000">
                <text:p>155000</text:p>
              </table:table-cell>
              <table:table-cell office:value-type="float" office:value="40284.5044480472">
                <text:p>40284.5044480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00">
                <text:p>170000</text:p>
              </table:table-cell>
              <table:table-cell office:value-type="float" office:value="43113">
                <text:p>43113</text:p>
              </table:table-cell>
              <table:table-cell office:value-type="float" office:value="170000">
                <text:p>170000</text:p>
              </table:table-cell>
              <table:table-cell office:value-type="float" office:value="44868.6448694172">
                <text:p>44868.6448694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000">
                <text:p>195000</text:p>
              </table:table-cell>
              <table:table-cell office:value-type="float" office:value="47713">
                <text:p>47713</text:p>
              </table:table-cell>
              <table:table-cell office:value-type="float" office:value="195000">
                <text:p>195000</text:p>
              </table:table-cell>
              <table:table-cell office:value-type="float" office:value="52646.2860968911">
                <text:p>52646.2860968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00">
                <text:p>230000</text:p>
              </table:table-cell>
              <table:table-cell office:value-type="float" office:value="58632">
                <text:p>58632</text:p>
              </table:table-cell>
              <table:table-cell office:value-type="float" office:value="230000">
                <text:p>230000</text:p>
              </table:table-cell>
              <table:table-cell office:value-type="float" office:value="63790.1271115086">
                <text:p>63790.1271115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5000">
                <text:p>275000</text:p>
              </table:table-cell>
              <table:table-cell office:value-type="float" office:value="68202">
                <text:p>68202</text:p>
              </table:table-cell>
              <table:table-cell office:value-type="float" office:value="275000">
                <text:p>275000</text:p>
              </table:table-cell>
              <table:table-cell office:value-type="float" office:value="78494.6470472483">
                <text:p>78494.6470472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000">
                <text:p>330000</text:p>
              </table:table-cell>
              <table:table-cell office:value-type="float" office:value="86873">
                <text:p>86873</text:p>
              </table:table-cell>
              <table:table-cell office:value-type="float" office:value="330000">
                <text:p>330000</text:p>
              </table:table-cell>
              <table:table-cell office:value-type="float" office:value="96955.9193717558">
                <text:p>96955.9193717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5000">
                <text:p>395000</text:p>
              </table:table-cell>
              <table:table-cell office:value-type="float" office:value="116248">
                <text:p>116248</text:p>
              </table:table-cell>
              <table:table-cell office:value-type="float" office:value="395000">
                <text:p>395000</text:p>
              </table:table-cell>
              <table:table-cell office:value-type="float" office:value="119360.679436561">
                <text:p>119360.679436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0000">
                <text:p>470000</text:p>
              </table:table-cell>
              <table:table-cell office:value-type="float" office:value="129726">
                <text:p>129726</text:p>
              </table:table-cell>
              <table:table-cell office:value-type="float" office:value="470000">
                <text:p>470000</text:p>
              </table:table-cell>
              <table:table-cell office:value-type="float" office:value="145881.892560747">
                <text:p>145881.892560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5000">
                <text:p>555000</text:p>
              </table:table-cell>
              <table:table-cell office:value-type="float" office:value="170980">
                <text:p>170980</text:p>
              </table:table-cell>
              <table:table-cell office:value-type="float" office:value="555000">
                <text:p>555000</text:p>
              </table:table-cell>
              <table:table-cell office:value-type="float" office:value="176677.908529223">
                <text:p>176677.908529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000">
                <text:p>650000</text:p>
              </table:table-cell>
              <table:table-cell office:value-type="float" office:value="187815">
                <text:p>187815</text:p>
              </table:table-cell>
              <table:table-cell office:value-type="float" office:value="650000">
                <text:p>650000</text:p>
              </table:table-cell>
              <table:table-cell office:value-type="float" office:value="211893.267070716">
                <text:p>211893.267070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5000">
                <text:p>755000</text:p>
              </table:table-cell>
              <table:table-cell office:value-type="float" office:value="237372">
                <text:p>237372</text:p>
              </table:table-cell>
              <table:table-cell office:value-type="float" office:value="755000">
                <text:p>755000</text:p>
              </table:table-cell>
              <table:table-cell office:value-type="float" office:value="251660.107200471">
                <text:p>251660.107200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0000">
                <text:p>870000</text:p>
              </table:table-cell>
              <table:table-cell office:value-type="float" office:value="272702">
                <text:p>272702</text:p>
              </table:table-cell>
              <table:table-cell office:value-type="float" office:value="870000">
                <text:p>870000</text:p>
              </table:table-cell>
              <table:table-cell office:value-type="float" office:value="296099.683088313">
                <text:p>296099.683088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5000">
                <text:p>995000</text:p>
              </table:table-cell>
              <table:table-cell office:value-type="float" office:value="302180">
                <text:p>302180</text:p>
              </table:table-cell>
              <table:table-cell office:value-type="float" office:value="995000">
                <text:p>995000</text:p>
              </table:table-cell>
              <table:table-cell office:value-type="float" office:value="345323.778375675">
                <text:p>345323.778375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0000">
                <text:p>1130000</text:p>
              </table:table-cell>
              <table:table-cell office:value-type="float" office:value="366316">
                <text:p>366316</text:p>
              </table:table-cell>
              <table:table-cell office:value-type="float" office:value="1130000">
                <text:p>1130000</text:p>
              </table:table-cell>
              <table:table-cell office:value-type="float" office:value="399435.949228385">
                <text:p>399435.949228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5000">
                <text:p>1275000</text:p>
              </table:table-cell>
              <table:table-cell office:value-type="float" office:value="407189">
                <text:p>407189</text:p>
              </table:table-cell>
              <table:table-cell office:value-type="float" office:value="1275000">
                <text:p>1275000</text:p>
              </table:table-cell>
              <table:table-cell office:value-type="float" office:value="458532.587447588">
                <text:p>458532.587447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20000">
                <text:p>1420000</text:p>
              </table:table-cell>
              <table:table-cell office:value-type="float" office:value="464044">
                <text:p>464044</text:p>
              </table:table-cell>
              <table:table-cell office:value-type="float" office:value="1420000">
                <text:p>1420000</text:p>
              </table:table-cell>
              <table:table-cell office:value-type="float" office:value="518534.681530746">
                <text:p>518534.681530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5000">
                <text:p>1565000</text:p>
              </table:table-cell>
              <table:table-cell office:value-type="float" office:value="501276">
                <text:p>501276</text:p>
              </table:table-cell>
              <table:table-cell office:value-type="float" office:value="1565000">
                <text:p>1565000</text:p>
              </table:table-cell>
              <table:table-cell office:value-type="float" office:value="579355.279045963">
                <text:p>579355.279045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0000">
                <text:p>1710000</text:p>
              </table:table-cell>
              <table:table-cell office:value-type="float" office:value="569562">
                <text:p>569562</text:p>
              </table:table-cell>
              <table:table-cell office:value-type="float" office:value="1710000">
                <text:p>1710000</text:p>
              </table:table-cell>
              <table:table-cell office:value-type="float" office:value="640923.098035221">
                <text:p>640923.098035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55000">
                <text:p>1855000</text:p>
              </table:table-cell>
              <table:table-cell office:value-type="float" office:value="605835">
                <text:p>605835</text:p>
              </table:table-cell>
              <table:table-cell office:value-type="float" office:value="1855000">
                <text:p>1855000</text:p>
              </table:table-cell>
              <table:table-cell office:value-type="float" office:value="703178.603250597">
                <text:p>703178.603250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715154">
                <text:p>715154</text:p>
              </table:table-cell>
              <table:table-cell office:value-type="float" office:value="2000000">
                <text:p>2000000</text:p>
              </table:table-cell>
              <table:table-cell office:value-type="float" office:value="766071.297541899">
                <text:p>766071.2975418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5000">
                <text:p>2145000</text:p>
              </table:table-cell>
              <table:table-cell office:value-type="float" office:value="711610">
                <text:p>711610</text:p>
              </table:table-cell>
              <table:table-cell office:value-type="float" office:value="2145000">
                <text:p>2145000</text:p>
              </table:table-cell>
              <table:table-cell office:value-type="float" office:value="829557.790419941">
                <text:p>829557.790419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90000">
                <text:p>2290000</text:p>
              </table:table-cell>
              <table:table-cell office:value-type="float" office:value="792853">
                <text:p>792853</text:p>
              </table:table-cell>
              <table:table-cell office:value-type="float" office:value="2290000">
                <text:p>2290000</text:p>
              </table:table-cell>
              <table:table-cell office:value-type="float" office:value="893600.382902345">
                <text:p>893600.382902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5000">
                <text:p>2435000</text:p>
              </table:table-cell>
              <table:table-cell office:value-type="float" office:value="875563">
                <text:p>875563</text:p>
              </table:table-cell>
              <table:table-cell office:value-type="float" office:value="2435000">
                <text:p>2435000</text:p>
              </table:table-cell>
              <table:table-cell office:value-type="float" office:value="958166.006445145">
                <text:p>958166.006445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80000">
                <text:p>2580000</text:p>
              </table:table-cell>
              <table:table-cell office:value-type="float" office:value="924908">
                <text:p>924908</text:p>
              </table:table-cell>
              <table:table-cell office:value-type="float" office:value="2580000">
                <text:p>2580000</text:p>
              </table:table-cell>
              <table:table-cell office:value-type="float" office:value="1023225.41141791">
                <text:p>1023225.41141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5000">
                <text:p>2725000</text:p>
              </table:table-cell>
              <table:table-cell office:value-type="float" office:value="979738">
                <text:p>979738</text:p>
              </table:table-cell>
              <table:table-cell office:value-type="float" office:value="2725000">
                <text:p>2725000</text:p>
              </table:table-cell>
              <table:table-cell office:value-type="float" office:value="1088752.53562682">
                <text:p>1088752.53562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70000">
                <text:p>2870000</text:p>
              </table:table-cell>
              <table:table-cell office:value-type="float" office:value="1034539">
                <text:p>1034539</text:p>
              </table:table-cell>
              <table:table-cell office:value-type="float" office:value="2870000">
                <text:p>2870000</text:p>
              </table:table-cell>
              <table:table-cell office:value-type="float" office:value="1154724.00543509">
                <text:p>1154724.005435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15000">
                <text:p>3015000</text:p>
              </table:table-cell>
              <table:table-cell office:value-type="float" office:value="1350910">
                <text:p>1350910</text:p>
              </table:table-cell>
              <table:table-cell office:value-type="float" office:value="3015000">
                <text:p>3015000</text:p>
              </table:table-cell>
              <table:table-cell office:value-type="float" office:value="1221118.73631412">
                <text:p>1221118.73631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60000">
                <text:p>3160000</text:p>
              </table:table-cell>
              <table:table-cell office:value-type="float" office:value="1244368">
                <text:p>1244368</text:p>
              </table:table-cell>
              <table:table-cell office:value-type="float" office:value="3160000">
                <text:p>3160000</text:p>
              </table:table-cell>
              <table:table-cell office:value-type="float" office:value="1287917.60915938">
                <text:p>1287917.60915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05000">
                <text:p>3305000</text:p>
              </table:table-cell>
              <table:table-cell office:value-type="float" office:value="1198151">
                <text:p>1198151</text:p>
              </table:table-cell>
              <table:table-cell office:value-type="float" office:value="3305000">
                <text:p>3305000</text:p>
              </table:table-cell>
              <table:table-cell office:value-type="float" office:value="1355103.20516985">
                <text:p>1355103.20516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50000">
                <text:p>3450000</text:p>
              </table:table-cell>
              <table:table-cell office:value-type="float" office:value="1267963">
                <text:p>1267963</text:p>
              </table:table-cell>
              <table:table-cell office:value-type="float" office:value="3450000">
                <text:p>3450000</text:p>
              </table:table-cell>
              <table:table-cell office:value-type="float" office:value="1422659.58658213">
                <text:p>1422659.586582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95000">
                <text:p>3595000</text:p>
              </table:table-cell>
              <table:table-cell office:value-type="float" office:value="1327153">
                <text:p>1327153</text:p>
              </table:table-cell>
              <table:table-cell office:value-type="float" office:value="3595000">
                <text:p>3595000</text:p>
              </table:table-cell>
              <table:table-cell office:value-type="float" office:value="1490572.1137281">
                <text:p>1490572.1137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0000">
                <text:p>3740000</text:p>
              </table:table-cell>
              <table:table-cell office:value-type="float" office:value="1368570">
                <text:p>1368570</text:p>
              </table:table-cell>
              <table:table-cell office:value-type="float" office:value="3740000">
                <text:p>3740000</text:p>
              </table:table-cell>
              <table:table-cell office:value-type="float" office:value="1558827.29117248">
                <text:p>1558827.29117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85000">
                <text:p>3885000</text:p>
              </table:table-cell>
              <table:table-cell office:value-type="float" office:value="1465217">
                <text:p>1465217</text:p>
              </table:table-cell>
              <table:table-cell office:value-type="float" office:value="3885000">
                <text:p>3885000</text:p>
              </table:table-cell>
              <table:table-cell office:value-type="float" office:value="1627412.63735646">
                <text:p>1627412.63735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30000">
                <text:p>4030000</text:p>
              </table:table-cell>
              <table:table-cell office:value-type="float" office:value="1540741">
                <text:p>1540741</text:p>
              </table:table-cell>
              <table:table-cell office:value-type="float" office:value="4030000">
                <text:p>4030000</text:p>
              </table:table-cell>
              <table:table-cell office:value-type="float" office:value="1696316.57341102">
                <text:p>1696316.57341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75000">
                <text:p>4175000</text:p>
              </table:table-cell>
              <table:table-cell office:value-type="float" office:value="1627257">
                <text:p>1627257</text:p>
              </table:table-cell>
              <table:table-cell office:value-type="float" office:value="4175000">
                <text:p>4175000</text:p>
              </table:table-cell>
              <table:table-cell office:value-type="float" office:value="1765528.32773112">
                <text:p>1765528.32773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20000">
                <text:p>4320000</text:p>
              </table:table-cell>
              <table:table-cell office:value-type="float" office:value="1796615">
                <text:p>1796615</text:p>
              </table:table-cell>
              <table:table-cell office:value-type="float" office:value="4320000">
                <text:p>4320000</text:p>
              </table:table-cell>
              <table:table-cell office:value-type="float" office:value="1835037.8536057">
                <text:p>1835037.8536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000">
                <text:p>4465000</text:p>
              </table:table-cell>
              <table:table-cell office:value-type="float" office:value="1666356">
                <text:p>1666356</text:p>
              </table:table-cell>
              <table:table-cell office:value-type="float" office:value="4465000">
                <text:p>4465000</text:p>
              </table:table-cell>
              <table:table-cell office:value-type="float" office:value="1904835.75773821">
                <text:p>1904835.75773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10000">
                <text:p>4610000</text:p>
              </table:table-cell>
              <table:table-cell office:value-type="float" office:value="1792729">
                <text:p>1792729</text:p>
              </table:table-cell>
              <table:table-cell office:value-type="float" office:value="4610000">
                <text:p>4610000</text:p>
              </table:table-cell>
              <table:table-cell office:value-type="float" office:value="1974913.23791021">
                <text:p>1974913.23791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55000">
                <text:p>4755000</text:p>
              </table:table-cell>
              <table:table-cell office:value-type="float" office:value="1809141">
                <text:p>1809141</text:p>
              </table:table-cell>
              <table:table-cell office:value-type="float" office:value="4755000">
                <text:p>4755000</text:p>
              </table:table-cell>
              <table:table-cell office:value-type="float" office:value="2045262.02836736">
                <text:p>2045262.02836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00000">
                <text:p>4900000</text:p>
              </table:table-cell>
              <table:table-cell office:value-type="float" office:value="1879961">
                <text:p>1879961</text:p>
              </table:table-cell>
              <table:table-cell office:value-type="float" office:value="4900000">
                <text:p>4900000</text:p>
              </table:table-cell>
              <table:table-cell office:value-type="float" office:value="2115874.35176448">
                <text:p>2115874.35176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5000">
                <text:p>5045000</text:p>
              </table:table-cell>
              <table:table-cell office:value-type="float" office:value="1946569">
                <text:p>1946569</text:p>
              </table:table-cell>
              <table:table-cell office:value-type="float" office:value="5045000">
                <text:p>5045000</text:p>
              </table:table-cell>
              <table:table-cell office:value-type="float" office:value="2186742.87671085">
                <text:p>2186742.87671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90000">
                <text:p>5190000</text:p>
              </table:table-cell>
              <table:table-cell office:value-type="float" office:value="2081580">
                <text:p>2081580</text:p>
              </table:table-cell>
              <table:table-cell office:value-type="float" office:value="5190000">
                <text:p>5190000</text:p>
              </table:table-cell>
              <table:table-cell office:value-type="float" office:value="2257860.68012072">
                <text:p>2257860.680120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35000">
                <text:p>5335000</text:p>
              </table:table-cell>
              <table:table-cell office:value-type="float" office:value="2062640">
                <text:p>2062640</text:p>
              </table:table-cell>
              <table:table-cell office:value-type="float" office:value="5335000">
                <text:p>5335000</text:p>
              </table:table-cell>
              <table:table-cell office:value-type="float" office:value="2329221.21370599">
                <text:p>2329221.21370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80000">
                <text:p>5480000</text:p>
              </table:table-cell>
              <table:table-cell office:value-type="float" office:value="2240711">
                <text:p>2240711</text:p>
              </table:table-cell>
              <table:table-cell office:value-type="float" office:value="5480000">
                <text:p>5480000</text:p>
              </table:table-cell>
              <table:table-cell office:value-type="float" office:value="2400818.27405506">
                <text:p>2400818.274055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25000">
                <text:p>5625000</text:p>
              </table:table-cell>
              <table:table-cell office:value-type="float" office:value="2290325">
                <text:p>2290325</text:p>
              </table:table-cell>
              <table:table-cell office:value-type="float" office:value="5625000">
                <text:p>5625000</text:p>
              </table:table-cell>
              <table:table-cell office:value-type="float" office:value="2472645.97582907">
                <text:p>2472645.975829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70000">
                <text:p>5770000</text:p>
              </table:table-cell>
              <table:table-cell office:value-type="float" office:value="3011548">
                <text:p>3011548</text:p>
              </table:table-cell>
              <table:table-cell office:value-type="float" office:value="5770000">
                <text:p>5770000</text:p>
              </table:table-cell>
              <table:table-cell office:value-type="float" office:value="2544698.72767889">
                <text:p>2544698.72767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5000">
                <text:p>5915000</text:p>
              </table:table-cell>
              <table:table-cell office:value-type="float" office:value="2288449">
                <text:p>2288449</text:p>
              </table:table-cell>
              <table:table-cell office:value-type="float" office:value="5915000">
                <text:p>5915000</text:p>
              </table:table-cell>
              <table:table-cell office:value-type="float" office:value="2616971.210545">
                <text:p>2616971.2105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60000">
                <text:p>6060000</text:p>
              </table:table-cell>
              <table:table-cell office:value-type="float" office:value="2461654">
                <text:p>2461654</text:p>
              </table:table-cell>
              <table:table-cell office:value-type="float" office:value="6060000">
                <text:p>6060000</text:p>
              </table:table-cell>
              <table:table-cell office:value-type="float" office:value="2689458.35805195">
                <text:p>2689458.35805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5000">
                <text:p>6205000</text:p>
              </table:table-cell>
              <table:table-cell office:value-type="float" office:value="2480081">
                <text:p>2480081</text:p>
              </table:table-cell>
              <table:table-cell office:value-type="float" office:value="6205000">
                <text:p>6205000</text:p>
              </table:table-cell>
              <table:table-cell office:value-type="float" office:value="2762155.33874984">
                <text:p>2762155.33874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50000">
                <text:p>6350000</text:p>
              </table:table-cell>
              <table:table-cell office:value-type="float" office:value="2603553">
                <text:p>2603553</text:p>
              </table:table-cell>
              <table:table-cell office:value-type="float" office:value="6350000">
                <text:p>6350000</text:p>
              </table:table-cell>
              <table:table-cell office:value-type="float" office:value="2835057.53998975">
                <text:p>2835057.53998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95000">
                <text:p>6495000</text:p>
              </table:table-cell>
              <table:table-cell office:value-type="float" office:value="2622639">
                <text:p>2622639</text:p>
              </table:table-cell>
              <table:table-cell office:value-type="float" office:value="6495000">
                <text:p>6495000</text:p>
              </table:table-cell>
              <table:table-cell office:value-type="float" office:value="2908160.5532488">
                <text:p>2908160.5532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40000">
                <text:p>6640000</text:p>
              </table:table-cell>
              <table:table-cell office:value-type="float" office:value="2690897">
                <text:p>2690897</text:p>
              </table:table-cell>
              <table:table-cell office:value-type="float" office:value="6640000">
                <text:p>6640000</text:p>
              </table:table-cell>
              <table:table-cell office:value-type="float" office:value="2981460.16074514">
                <text:p>2981460.160745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85000">
                <text:p>6785000</text:p>
              </table:table-cell>
              <table:table-cell office:value-type="float" office:value="2744479">
                <text:p>2744479</text:p>
              </table:table-cell>
              <table:table-cell office:value-type="float" office:value="6785000">
                <text:p>6785000</text:p>
              </table:table-cell>
              <table:table-cell office:value-type="float" office:value="3054952.32320367">
                <text:p>3054952.32320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30000">
                <text:p>6930000</text:p>
              </table:table-cell>
              <table:table-cell office:value-type="float" office:value="2866438">
                <text:p>2866438</text:p>
              </table:table-cell>
              <table:table-cell office:value-type="float" office:value="6930000">
                <text:p>6930000</text:p>
              </table:table-cell>
              <table:table-cell office:value-type="float" office:value="3128633.16865125">
                <text:p>3128633.16865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75000">
                <text:p>7075000</text:p>
              </table:table-cell>
              <table:table-cell office:value-type="float" office:value="2937307">
                <text:p>2937307</text:p>
              </table:table-cell>
              <table:table-cell office:value-type="float" office:value="7075000">
                <text:p>7075000</text:p>
              </table:table-cell>
              <table:table-cell office:value-type="float" office:value="3202498.98213477">
                <text:p>3202498.982134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20000">
                <text:p>7220000</text:p>
              </table:table-cell>
              <table:table-cell office:value-type="float" office:value="3144588">
                <text:p>3144588</text:p>
              </table:table-cell>
              <table:table-cell office:value-type="float" office:value="7220000">
                <text:p>7220000</text:p>
              </table:table-cell>
              <table:table-cell office:value-type="float" office:value="3276546.19626903">
                <text:p>3276546.196269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65000">
                <text:p>7365000</text:p>
              </table:table-cell>
              <table:table-cell office:value-type="float" office:value="3202953">
                <text:p>3202953</text:p>
              </table:table-cell>
              <table:table-cell office:value-type="float" office:value="7365000">
                <text:p>7365000</text:p>
              </table:table-cell>
              <table:table-cell office:value-type="float" office:value="3350771.38253183">
                <text:p>3350771.38253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10000">
                <text:p>7510000</text:p>
              </table:table-cell>
              <table:table-cell office:value-type="float" office:value="3178283">
                <text:p>3178283</text:p>
              </table:table-cell>
              <table:table-cell office:value-type="float" office:value="7510000">
                <text:p>7510000</text:p>
              </table:table-cell>
              <table:table-cell office:value-type="float" office:value="3425171.24323387">
                <text:p>3425171.243233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55000">
                <text:p>7655000</text:p>
              </table:table-cell>
              <table:table-cell office:value-type="float" office:value="3249113">
                <text:p>3249113</text:p>
              </table:table-cell>
              <table:table-cell office:value-type="float" office:value="7655000">
                <text:p>7655000</text:p>
              </table:table-cell>
              <table:table-cell office:value-type="float" office:value="3499742.60409901">
                <text:p>3499742.60409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00000">
                <text:p>7800000</text:p>
              </table:table-cell>
              <table:table-cell office:value-type="float" office:value="3609749">
                <text:p>3609749</text:p>
              </table:table-cell>
              <table:table-cell office:value-type="float" office:value="7800000">
                <text:p>7800000</text:p>
              </table:table-cell>
              <table:table-cell office:value-type="float" office:value="3574482.40739783">
                <text:p>3574482.407397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